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style:text-line-through-style="solid" fo:font-style="italic" style:font-style-asian="italic" style:font-style-complex="italic"/>
    </style:style>
    <style:style style:name="ce3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NDQL2 Msg Typ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QBBO MsgTyp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S</text:p>
          </table:table-cell>
          <table:table-cell office:value-type="string">
            <text:p>System Event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2">
          <table:table-cell office:value-type="string">
            <text:p>R</text:p>
          </table:table-cell>
          <table:table-cell office:value-type="string">
            <text:p>Stock Directory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>
            <text:p>H</text:p>
          </table:table-cell>
          <table:table-cell office:value-type="string">
            <text:p>StockTrading Action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>
            <text:p>Y</text:p>
          </table:table-cell>
          <table:table-cell office:value-type="string">
            <text:p>RegSHO Indicator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V</text:p>
          </table:table-cell>
          <table:table-cell office:value-type="string">
            <text:p>MWCB Decline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2">
          <table:table-cell office:value-type="string">
            <text:p>W</text:p>
          </table:table-cell>
          <table:table-cell office:value-type="string">
            <text:p>MWCB Status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>
            <text:p>Quotation</text:p>
          </table:table-cell>
          <table:table-cell table:style-name="ce2" office:value-type="string">
            <text:p>Q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>
            <text:p>RPII</text:p>
          </table:table-cell>
          <table:table-cell table:style-name="ce2" office:value-type="string">
            <text:p>N</text:p>
          </table:table-cell>
          <table:table-cell table:number-columns-repeated="1021"/>
        </table:table-row>
        <table:table-row table:style-name="ro2">
          <table:table-cell office:value-type="string">
            <text:p>K</text:p>
          </table:table-cell>
          <table:table-cell office:value-type="string">
            <text:p>IPO Period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Market Participant Po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</text:p>
          </table:table-cell>
          <table:table-cell table:style-name="ce3" office:value-type="string">
            <text:p>Market Participant Top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dibling</meta:initial-creator>
    <meta:creation-date>2014-05-08T14:52:41</meta:creation-date>
    <dc:date>2014-05-09T15:11:54</dc:date>
    <dc:creator>john dibling</dc:creator>
    <meta:editing-duration>P1DT3M48S</meta:editing-duration>
    <meta:editing-cycles>1</meta:editing-cycles>
    <meta:document-statistic meta:table-count="3" meta:cell-count="32" meta:object-count="0"/>
    <meta:generator>LibreOffice/3.5$Linux_X86_64 LibreOffice_project/350m1$Build-2</meta:generator>
  </office:meta>
</office:document-meta>
</file>